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CASSI PALACIOS, MARIO MAN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8990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65689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CASSI PALACIOS, MARIO MAN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8990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65689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4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98990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7692872</text:p>
          </table:table-cell>
          <table:table-cell table:style-name="Tabla2.D3" office:value-type="string">
            <text:p text:style-name="P23">1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1:53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